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62c3" officeooo:paragraph-rsid="000f62c3"/>
    </style:style>
    <style:style style:name="P2" style:family="paragraph" style:parent-style-name="Text_20_body">
      <style:text-properties fo:font-size="11pt" officeooo:rsid="00111916" officeooo:paragraph-rsid="00111916" style:font-size-asian="11pt" style:font-size-complex="11pt"/>
    </style:style>
    <style:style style:name="P3" style:family="paragraph" style:parent-style-name="Text_20_body">
      <style:paragraph-properties fo:text-align="justify" style:justify-single-word="false"/>
      <style:text-properties fo:font-size="11pt" officeooo:rsid="00111916" officeooo:paragraph-rsid="00111916" style:font-size-asian="11pt" style:font-size-complex="11pt"/>
    </style:style>
    <style:style style:name="P4" style:family="paragraph" style:parent-style-name="Text_20_body">
      <style:paragraph-properties fo:text-align="justify" style:justify-single-word="false"/>
      <style:text-properties fo:font-size="11pt" officeooo:rsid="0012661f" officeooo:paragraph-rsid="0012661f" style:font-size-asian="11pt" style:font-size-complex="11pt"/>
    </style:style>
    <style:style style:name="P5" style:family="paragraph" style:parent-style-name="Title"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font-weight="bold" officeooo:rsid="001299fe" style:font-weight-asian="bold" style:font-weight-complex="bold"/>
    </style:style>
    <style:style style:name="T3" style:family="text">
      <style:text-properties fo:font-weight="bold" officeooo:rsid="00142343" style:font-weight-asian="bold" style:font-weight-complex="bold"/>
    </style:style>
    <style:style style:name="T4"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Title">Neural Networks</text:p>
      <text:p text:style-name="Title">Data Mining</text:p>
      <text:p text:style-name="P1"/>
      <text:p text:style-name="Subtitle">by</text:p>
      <text:p text:style-name="P1"/>
      <text:p text:style-name="Subtitle">Usman Ahmad</text:p>
      <text:p text:style-name="Subtitle">Chew (Jason) Kuang Sheng</text:p>
      <text:p text:style-name="Subtitle">Helal (Memo) Elfakharay</text:p>
      <text:p text:style-name="Text_20_body"/>
      <text:p text:style-name="P2"/>
      <text:p text:style-name="P2"/>
      <text:p text:style-name="P2"/>
      <text:p text:style-name="Heading">Abstract</text:p>
      <text:p text:style-name="Text_20_body"/>
      <text:p text:style-name="P4"><text:span text:style-name="T1">Neural networks is a machine learning technique which has been used in many </text:span><text:span text:style-name="T4">Artificial Intelligence</text:span><text:span text:style-name="T1"> applications. These methods are most commonly used to train applications in recognizing patterns in a given data set. However after much consumed time the results produced may not be comprehensible by human eye. This report will explore rules by which comprehensible data can be mined using the neural network algorithms. </text:span><text:span text:style-name="T2">And using current state-of-the-art techniques, from the neural network tool boxes available in the open source community, we should be able to demonstrate how human readable models can be generated from the extracted data. This can help people easily </text:span><text:span text:style-name="T3">and quickly</text:span><text:span text:style-name="T2"> visualize large amounts of data that would otherwise be incomprehensible.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25in" fo:margin-right="1.25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style:master-page style:name="Index" style:page-layout-name="Mpm3"/>
    <style:master-page style:name="Untitled1"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man Khwaja</meta:initial-creator>
    <meta:creation-date>2015-04-21T21:36:09.611316573</meta:creation-date>
    <meta:generator>LibreOffice/4.2.7.2$Linux_X86_64 LibreOffice_project/420m0$Build-2</meta:generator>
    <dc:date>2015-04-21T22:06:16.646100312</dc:date>
    <dc:creator>Usman Khwaja</dc:creator>
    <meta:editing-duration>PT28M24S</meta:editing-duration>
    <meta:editing-cycles>5</meta:editing-cycles>
    <meta:document-statistic meta:table-count="0" meta:image-count="0" meta:object-count="0" meta:page-count="1" meta:paragraph-count="8" meta:word-count="131" meta:character-count="853" meta:non-whitespace-character-count="729"/>
  </office:meta>
</office:document-meta>
</file>